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82f48" officeooo:paragraph-rsid="0012eb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678cd" officeooo:paragraph-rsid="001678cd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133ad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Proyecto Integrador</text:p>
      <text:p text:style-name="P2">Grupo:</text:p>
      <text:p text:style-name="P2"><text:tab/>Brandon Acapa</text:p>
      <text:p text:style-name="P2"><text:tab/>Rocio Garcia</text:p>
      <text:p text:style-name="P2"><text:tab/>Diego Ramirez</text:p>
      <text:p text:style-name="P2"><text:tab/>Oscar Pereira</text:p>
      <text:p text:style-name="P4"/>
      <text:p text:style-name="P4">VOLUNTAPP</text:p>
      <text:p text:style-name="P5">Sprint Retrospective</text:p>
      <text:p text:style-name="P7"/>
      <text:p text:style-name="P3">Sprint #<text:span text:style-name="T1">2</text:span></text:p>
      <text:p text:style-name="P3">Objetivo: </text:p>
      <text:p text:style-name="P1">Nuestro objetivo para el sprint #2 es el de empezar la creación de nuestra página principal una vez ya logado el usuario, en esta se puede publicar y ver los posts de otros usuarios, ver los eventos en los que el usuario esta apuntado y una lista de amigos disponibles, también definir el perfil de usuario y de ser posible, los ajustes de la cuenta.</text:p>
      <text:p text:style-name="P6"/>
      <text:p text:style-name="P6"><draw:line text:anchor-type="paragraph" draw:z-index="0" draw:name="Horizontal line 1" draw:style-name="gr1" draw:text-style-name="P9" svg:x1="-0.346cm" svg:y1="0.111cm" svg:x2="17.496cm" svg:y2="0.166cm"><text:p/></draw:line></text:p>
      <text:p text:style-name="P8">En general nos fue bien, entre nuestras preocupaciones se encontraba la cantidad de trabajo pendiente y alguna evaluacion que quedaba pendiente, hemos avanzado y ya solo queda integrar el front con el back y probar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2-03T11:24:27.778375448</dc:date>
    <meta:editing-duration>PT5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21" meta:character-count="714" meta:non-whitespace-character-count="599"/>
  </office:meta>
</office:document-meta>
</file>